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[Insert Map Maker Name Here]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1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Ring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Ring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Ring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6];[.A80])" office:value-type="float" office:value="49" calcext:value-type="float" table:number-columns-spanned="2" table:number-rows-spanned="1">
            <text:p>49</text:p>
          </table:table-cell>
          <table:covered-table-cell/>
          <table:table-cell table:style-name="ce12" table:formula="of:=COUNTIF([.$F$8:.$F$76];[.A80])" office:value-type="float" office:value="49" calcext:value-type="float" table:number-columns-spanned="2" table:number-rows-spanned="1">
            <text:p>49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6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1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6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2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6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3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6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4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6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calcext:conditional-formats>
          <calcext:conditional-format calcext:target-range-address="'DATE (YY-MM-DD)'.F36:'DATE (YY-MM-DD)'.F38 'DATE (YY-MM-DD)'.F40:'DATE (YY-MM-DD)'.F40 'DATE (YY-MM-DD)'.F42:'DATE (YY-MM-DD)'.F45 'DATE (YY-MM-DD)'.F47:'DATE (YY-MM-DD)'.F50 'DATE (YY-MM-DD)'.F52:'DATE (YY-MM-DD)'.F52 'DATE (YY-MM-DD)'.F54:'DATE (YY-MM-DD)'.F55 'DATE (YY-MM-DD)'.F57:'DATE (YY-MM-DD)'.F59 'DATE (YY-MM-DD)'.F61:'DATE (YY-MM-DD)'.F68 'DATE (YY-MM-DD)'.F70:'DATE (YY-MM-DD)'.F70 'DATE (YY-MM-DD)'.F72:'DATE (YY-MM-DD)'.F72 'DATE (YY-MM-DD)'.F74:'DATE (YY-MM-DD)'.F74 'DATE (YY-MM-DD)'.F76:'DATE (YY-MM-DD)'.F76 'DATE (YY-MM-DD)'.D36:'DATE (YY-MM-DD)'.D38 'DATE (YY-MM-DD)'.D40:'DATE (YY-MM-DD)'.D40 'DATE (YY-MM-DD)'.D42:'DATE (YY-MM-DD)'.D45 'DATE (YY-MM-DD)'.D47:'DATE (YY-MM-DD)'.D50 'DATE (YY-MM-DD)'.D52:'DATE (YY-MM-DD)'.D52 'DATE (YY-MM-DD)'.D54:'DATE (YY-MM-DD)'.D55 'DATE (YY-MM-DD)'.D57:'DATE (YY-MM-DD)'.D59 'DATE (YY-MM-DD)'.D61:'DATE (YY-MM-DD)'.D68 'DATE (YY-MM-DD)'.D70:'DATE (YY-MM-DD)'.D70 'DATE (YY-MM-DD)'.D72:'DATE (YY-MM-DD)'.D72 'DATE (YY-MM-DD)'.D74:'DATE (YY-MM-DD)'.D74 'DATE (YY-MM-DD)'.D76:'DATE (YY-MM-DD)'.D76 'DATE (YY-MM-DD)'.D8:'DATE (YY-MM-DD)'.D33 'DATE (YY-MM-DD)'.F8:'DATE (YY-MM-DD)'.F33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3T21:13:58.381000000</dc:date>
    <meta:editing-duration>P2DT17H15M8S</meta:editing-duration>
    <meta:editing-cycles>206</meta:editing-cycles>
    <meta:generator>LibreOffice/24.8.1.2$Windows_X86_64 LibreOffice_project/87fa9aec1a63e70835390b81c40bb8993f1d4ff6</meta:generator>
    <meta:document-statistic meta:table-count="1" meta:cell-count="237" meta:object-count="0"/>
  </office:meta>
</office:document-meta>
</file>